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DejaVu Sans Condensed1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style:font-name="DejaVu Sans Condensed1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DejaVu Sans Condensed1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style:font-name="DejaVu Sans Condensed1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 fo:break-before="page"/>
      <style:text-properties style:font-name="DejaVu Sans Condensed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DejaVu Sans Condensed1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4">
      <style:paragraph-properties fo:line-height="150%" fo:text-align="start" style:justify-single-word="false"/>
      <style:text-properties style:font-name="DejaVu Sans Condensed1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5">
      <style:paragraph-properties fo:line-height="150%" fo:text-align="start" style:justify-single-word="false"/>
      <style:text-properties style:font-name="DejaVu Sans Condensed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bbes</text:p>
      <text:list text:style-name="L1">
        <text:list-item>
          <text:p text:style-name="P2">Is Hobbes’ view of human nature correct?</text:p>
        </text:list-item>
        <text:list-item>
          <text:p text:style-name="P2">Is Hobbes an authoritarian?</text:p>
        </text:list-item>
        <text:list-item>
          <text:p text:style-name="P2">Does Hobbes’s account of the state of nature and the social contract provide a convincing justification for political authority?</text:p>
        </text:list-item>
        <text:list-item>
          <text:p text:style-name="P2">Does Hobbes give the sovereign too much power?</text:p>
        </text:list-item>
        <text:list-item>
          <text:p text:style-name="P2">Does the continued existence of natural law in Hobbes’s civil society provide any guarantee for individual freedom?</text:p>
        </text:list-item>
        <text:list-item>
          <text:p text:style-name="P2">Compare and contrast Hobbes’s and Locke’s notions of the social contract.</text:p>
        </text:list-item>
        <text:list-item>
          <text:p text:style-name="P2">Explore the differences between Locke’s and Hobbes’s notions of sovereignty. Which do you find more valid, and why?</text:p>
        </text:list-item>
        <text:list-item>
          <text:p text:style-name="P2">Explore the differences between Hobbes’s and Rousseau’s account of the origins of political power. Which do you find more convincing?</text:p>
        </text:list-item>
      </text:list>
      <text:p text:style-name="P3"/>
      <text:p text:style-name="P1">Locke</text:p>
      <text:list text:style-name="L2">
        <text:list-item>
          <text:p text:style-name="P4">Does Locke provide a valid justification for private property?</text:p>
        </text:list-item>
        <text:list-item>
          <text:p text:style-name="P4">Is Locke right in arguing for limits to sovereignty?</text:p>
        </text:list-item>
        <text:list-item>
          <text:p text:style-name="P4">Compare and contrast Hobbes’s and Locke’s notions of the social contract.</text:p>
        </text:list-item>
        <text:list-item>
          <text:p text:style-name="P4">Is Locke right when he says that we have a natural right to life, liberty and property?</text:p>
        </text:list-item>
        <text:list-item>
          <text:p text:style-name="P4">Explore the differences between Locke’s and Hobbes’s notions of sovereignty. Which do you find more valid, and why?</text:p>
        </text:list-item>
        <text:list-item>
          <text:p text:style-name="P4">Compare and contrast Locke’s and Marx’s approach to property?</text:p>
        </text:list-item>
      </text:list>
      <text:p text:style-name="P3"/>
      <text:p text:style-name="P1"/>
      <text:p text:style-name="P5">Rousseau</text:p>
      <text:list text:style-name="L3">
        <text:list-item>
          <text:p text:style-name="P6">Do you agree with Rousseau’s critique of modern society?</text:p>
        </text:list-item>
        <text:list-item>
          <text:p text:style-name="P6">Can we be ‘forced to be free’?</text:p>
        </text:list-item>
        <text:list-item>
          <text:p text:style-name="P6">Explore the differences between Hobbes’s and Rousseau’s account of the origins of political power. Which do you find more convincing?</text:p>
        </text:list-item>
        <text:list-item>
          <text:p text:style-name="P6">Is the General Will coercive?</text:p>
        </text:list-item>
        <text:list-item>
          <text:p text:style-name="P6">Does Rousseau place too much emphasis on equality and not enough on individual freedom?</text:p>
        </text:list-item>
      </text:list>
      <text:p text:style-name="P3"/>
      <text:p text:style-name="P1">Mill</text:p>
      <text:list text:style-name="L4">
        <text:list-item>
          <text:p text:style-name="P7">Does utilitarianism provide a good basis for morality?</text:p>
        </text:list-item>
        <text:list-item>
          <text:p text:style-name="P7">Does the harm principle provide an effective guide to the limits of individual liberty?</text:p>
        </text:list-item>
        <text:list-item>
          <text:p text:style-name="P7">Can Mill’s utilitarianism be reconciled with his defence of individual freedom?</text:p>
        </text:list-item>
        <text:list-item>
          <text:p text:style-name="P7">Does the harm principle provide appropriate limits for society’s interference with the individual?</text:p>
        </text:list-item>
        <text:list-item>
          <text:p text:style-name="P7">Is Mill consistent in his application of the harm principle?</text:p>
        </text:list-item>
        <text:list-item>
          <text:p text:style-name="P7">Would Marx support Mill’s radical libertarianism? </text:p>
        </text:list-item>
      </text:list>
      <text:p text:style-name="P3"/>
      <text:p text:style-name="P1">Marx</text:p>
      <text:list text:style-name="L5">
        <text:list-item>
          <text:p text:style-name="P8">Is Marx’s analysis of alienation under capitalism convincing?</text:p>
        </text:list-item>
        <text:list-item>
          <text:p text:style-name="P8">Would Marx support Mill’s radical libertarianism? </text:p>
        </text:list-item>
        <text:list-item>
          <text:p text:style-name="P8">Is Marx still relevant?</text:p>
        </text:list-item>
        <text:list-item>
          <text:p text:style-name="P8">Does Marx make a valid critique of liberal notions of individual rights and freedoms?</text:p>
        </text:list-item>
        <text:list-item>
          <text:p text:style-name="P8">Compare and contrast Locke’s and Marx’s approach to property?</text:p>
        </text:list-item>
        <text:list-item>
          <text:p text:style-name="P8">Is Marx’s analysis of capitalism still valid today?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GB" style:font-name-complex="DejaVu Sans Condensed2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ib Dyke</meta:initial-creator>
    <meta:creation-date>2007-08-24T15:40:31</meta:creation-date>
    <dc:creator>Roib Dyke</dc:creator>
    <dc:date>2007-08-24T15:48:47</dc:date>
    <dc:language>en-US</dc:language>
    <meta:editing-cycles>2</meta:editing-cycles>
    <meta:editing-duration>PT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354" meta:character-count="2298"/>
  </office:meta>
</office:document-meta>
</file>